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18a3db" officeooo:paragraph-rsid="0018a3db"/>
    </style:style>
    <style:style style:name="P8" style:family="paragraph" style:parent-style-name="Standard">
      <style:text-properties officeooo:paragraph-rsid="00371aeb"/>
    </style:style>
    <style:style style:name="P9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1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</style:style>
    <style:style style:name="P15" style:family="paragraph" style:parent-style-name="Standard" style:list-style-name="L1">
      <style:text-properties officeooo:rsid="000d2db9" officeooo:paragraph-rsid="000d2db9"/>
    </style:style>
    <style:style style:name="P16" style:family="paragraph" style:parent-style-name="Standard" style:list-style-name="L1">
      <style:text-properties officeooo:rsid="00125b3f" officeooo:paragraph-rsid="00125b3f"/>
    </style:style>
    <style:style style:name="P17" style:family="paragraph" style:parent-style-name="Standard" style:list-style-name="L1">
      <style:text-properties officeooo:rsid="0016dcaa" officeooo:paragraph-rsid="0016dcaa"/>
    </style:style>
    <style:style style:name="P18" style:family="paragraph" style:parent-style-name="Standard" style:list-style-name="L2">
      <style:text-properties officeooo:rsid="00179ad9" officeooo:paragraph-rsid="00179ad9"/>
    </style:style>
    <style:style style:name="P19" style:family="paragraph" style:parent-style-name="Standard" style:list-style-name="L2">
      <style:text-properties officeooo:rsid="00269ad4" officeooo:paragraph-rsid="00269ad4"/>
    </style:style>
    <style:style style:name="P20" style:family="paragraph" style:parent-style-name="Standard" style:list-style-name="L2">
      <style:text-properties officeooo:rsid="0014dbc1" officeooo:paragraph-rsid="0014dbc1"/>
    </style:style>
    <style:style style:name="P21" style:family="paragraph" style:parent-style-name="Standard" style:list-style-name="L2">
      <style:text-properties officeooo:rsid="0014dbc1" officeooo:paragraph-rsid="00179ad9"/>
    </style:style>
    <style:style style:name="P22" style:family="paragraph" style:parent-style-name="Standard" style:list-style-name="L2">
      <style:text-properties officeooo:rsid="002c88c9" officeooo:paragraph-rsid="002c88c9"/>
    </style:style>
    <style:style style:name="P23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25" style:family="paragraph" style:parent-style-name="Standard" style:list-style-name="L2">
      <style:text-properties officeooo:rsid="00186b5c" officeooo:paragraph-rsid="0030e52b"/>
    </style:style>
    <style:style style:name="P26" style:family="paragraph" style:parent-style-name="Standard" style:list-style-name="L2">
      <style:text-properties officeooo:rsid="0033d4df" officeooo:paragraph-rsid="0033d4df"/>
    </style:style>
    <style:style style:name="P27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28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29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30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31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32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33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34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35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36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37" style:family="paragraph" style:parent-style-name="Standard" style:list-style-name="L4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 fo:background-color="transparent"/>
    </style:style>
    <style:style style:name="P38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39" style:family="paragraph" style:parent-style-name="Standard" style:list-style-name="L3">
      <style:paragraph-properties fo:orphans="2" fo:widows="2"/>
      <style:text-properties officeooo:paragraph-rsid="00371aeb"/>
    </style:style>
    <style:style style:name="P40" style:family="paragraph" style:parent-style-name="Standard" style:list-style-name="L3">
      <style:text-properties fo:color="#2b511a" officeooo:rsid="0041a1f8"/>
    </style:style>
    <style:style style:name="P41" style:family="paragraph" style:parent-style-name="Standard" style:list-style-name="L2">
      <style:text-properties officeooo:rsid="001f5fc1" officeooo:paragraph-rsid="001f5fc1"/>
    </style:style>
    <style:style style:name="P42" style:family="paragraph" style:parent-style-name="Standard">
      <style:text-properties officeooo:rsid="0009392d" officeooo:paragraph-rsid="00050c13"/>
    </style:style>
    <style:style style:name="P43" style:family="paragraph" style:parent-style-name="Standard"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44" style:family="paragraph" style:parent-style-name="Standard" style:list-style-name="L2">
      <style:text-properties fo:font-size="12pt" fo:font-weight="bold" officeooo:rsid="0055b418" officeooo:paragraph-rsid="005c13be" style:font-size-asian="12pt" style:font-weight-asian="bold" style:font-size-complex="12pt" style:font-weight-complex="bold"/>
    </style:style>
    <style:style style:name="P45" style:family="paragraph" style:parent-style-name="Standard" style:list-style-name="L2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text-properties fo:font-size="12pt" fo:font-weight="normal" officeooo:rsid="001f5fc1" officeooo:paragraph-rsid="005c13be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50" style:family="paragraph" style:parent-style-name="Standard" style:list-style-name="L2">
      <style:text-properties fo:font-size="12pt" fo:font-weight="normal" officeooo:rsid="005150e6" officeooo:paragraph-rsid="005150e6" style:font-size-asian="12pt" style:font-weight-asian="normal" style:font-size-complex="12pt" style:font-weight-complex="normal"/>
    </style:style>
    <style:style style:name="P51" style:family="paragraph" style:parent-style-name="Standard" style:list-style-name="L2">
      <style:text-properties fo:font-size="12pt" fo:font-weight="normal" officeooo:rsid="0051677e" officeooo:paragraph-rsid="0051677e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text-properties fo:font-size="12pt" fo:font-weight="normal" officeooo:rsid="0051677e" officeooo:paragraph-rsid="005c9bc8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text-properties fo:font-size="12pt" fo:font-weight="normal" officeooo:rsid="0054df73" officeooo:paragraph-rsid="0054df73" style:font-size-asian="12pt" style:font-weight-asian="normal" style:font-size-complex="12pt" style:font-weight-complex="normal"/>
    </style:style>
    <style:style style:name="P54" style:family="paragraph" style:parent-style-name="Standard" style:list-style-name="L2">
      <style:text-properties fo:font-size="12pt" fo:font-weight="normal" officeooo:rsid="0055b418" officeooo:paragraph-rsid="005c13be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55b418" officeooo:paragraph-rsid="005c13be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fo:font-size="12pt" fo:font-weight="normal" officeooo:rsid="0057a426" officeooo:paragraph-rsid="0057a426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text-properties fo:font-size="12pt" fo:font-weight="normal" officeooo:rsid="0057a426" officeooo:paragraph-rsid="005c13be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fo:font-size="12pt" fo:font-weight="normal" officeooo:rsid="005e2500" officeooo:paragraph-rsid="005e2500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text-properties fo:font-size="12pt" fo:font-weight="normal" officeooo:rsid="005f7347" officeooo:paragraph-rsid="005f7347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text-properties fo:font-size="12pt" fo:font-weight="normal" officeooo:rsid="00607b2b" officeooo:paragraph-rsid="00607b2b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text-properties fo:font-size="12pt" fo:font-style="italic" fo:font-weight="normal" officeooo:rsid="0051677e" officeooo:paragraph-rsid="0051677e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 style:list-style-name="L2">
      <style:text-properties fo:font-size="12pt" fo:font-style="normal" style:text-underline-style="none" fo:font-weight="normal" officeooo:rsid="0051677e" officeooo:paragraph-rsid="0051677e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2">
      <style:text-properties fo:font-size="12pt" fo:font-style="normal" style:text-underline-style="none" fo:font-weight="normal" officeooo:rsid="005a6ee0" officeooo:paragraph-rsid="005a6ee0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65" style:family="paragraph" style:parent-style-name="Standard">
      <style:paragraph-properties fo:break-before="page"/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21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26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7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28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9" style:family="text">
      <style:text-properties officeooo:rsid="00382f9b"/>
    </style:style>
    <style:style style:name="T30" style:family="text">
      <style:text-properties officeooo:rsid="003dba38"/>
    </style:style>
    <style:style style:name="T31" style:family="text">
      <style:text-properties officeooo:rsid="003e900d"/>
    </style:style>
    <style:style style:name="T32" style:family="text">
      <style:text-properties officeooo:rsid="004e43cf"/>
    </style:style>
    <style:style style:name="T33" style:family="text">
      <style:text-properties officeooo:rsid="004f86dd"/>
    </style:style>
    <style:style style:name="T34" style:family="text">
      <style:text-properties officeooo:rsid="004f9b43"/>
    </style:style>
    <style:style style:name="T35" style:family="text">
      <style:text-properties officeooo:rsid="00514b8d"/>
    </style:style>
    <style:style style:name="T36" style:family="text">
      <style:text-properties officeooo:rsid="005249e6"/>
    </style:style>
    <style:style style:name="T37" style:family="text">
      <style:text-properties officeooo:rsid="0054df73"/>
    </style:style>
    <style:style style:name="T38" style:family="text">
      <style:text-properties officeooo:rsid="005935c9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61fd08"/>
    </style:style>
    <style:style style:name="T41" style:family="text">
      <style:text-properties officeooo:rsid="006246d1"/>
    </style:style>
    <style:style style:name="T42" style:family="text">
      <style:text-properties officeooo:rsid="006371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2">Initial <text:span text:style-name="T2">ideas</text:span></text:p>
      <text:list xml:id="list2375943096" text:style-name="L1">
        <text:list-item>
          <text:p text:style-name="P15">Debug the swarm intelligence agent: build a shipyard on turn 1</text:p>
        </text:list-item>
        <text:list-item>
          <text:p text:style-name="P16">Verify that the board positions make sense (logic talks about 0,0 in the bottom left and we may be operating on a vertical mirrored grid)</text:p>
        </text:list-item>
        <text:list-item>
          <text:p text:style-name="P15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17">Include a strong version of the current agent in the fixed opponents pool</text:p>
        </text:list-item>
      </text:list>
      <text:p text:style-name="P1"/>
      <text:p text:style-name="P3">Stretch ideas</text:p>
      <text:list xml:id="list1108747786" text:style-name="L2">
        <text:list-item>
          <text:p text:style-name="P18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19">Keep gathering when you don’t have to run yet (nearest chaser 2 steps away)</text:p>
        </text:list-item>
        <text:list-item>
          <text:p text:style-name="P20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20">Return halite to the nearest base when the game is almost over for ships with little halite (?)</text:p>
        </text:list-item>
        <text:list-item>
          <text:p text:style-name="P18">Don’t spawn if I have a returning agent that will be at 1 step from the current base</text:p>
          <text:p text:style-name="P21"/>
        </text:list-item>
        <text:list-item>
          <text:p text:style-name="P22">Add a correction factor for the smoothed halite when establishing the first base</text:p>
        </text:list-item>
        <text:list-item>
          <text:p text:style-name="P23">Avoid simultaneous arrivals when returning to a base</text:p>
        </text:list-item>
        <text:list-item>
          <text:p text:style-name="P24">Run another optimization against a pool of (stochastic swarm intelligence, logic with all improvements of above <text:span text:style-name="T11">to determine submission config</text:span>)</text:p>
          <text:p text:style-name="P20"/>
        </text:list-item>
        <text:list-item>
          <text:p text:style-name="P25">Try harder to avoid collisions with opponent ships <text:span text:style-name="T12">by reordering the ship execution order</text:span></text:p>
        </text:list-item>
        <text:list-item>
          <text:p text:style-name="P26">Make the agents less lame during the end game <text:span text:style-name="T12">by incorporating</text:span></text:p>
          <text:p text:style-name="P27"/>
        </text:list-item>
        <text:list-item>
          <text:p text:style-name="P29">Don’t build a shipyard when boxed in near the end of the game </text:p>
        </text:list-item>
        <text:list-item>
          <text:p text:style-name="P29"><text:span text:style-name="T13">Continue attempts </text:span>to reduce <text:span text:style-name="T13">unnecessary </text:span>ship loss</text:p>
        </text:list-item>
        <text:list-item>
          <text:p text:style-name="P30">Submit to leaderboard with good settings</text:p>
          <text:p text:style-name="P28"/>
        </text:list-item>
        <text:list-item>
          <text:p text:style-name="P31">Allow for multiple passes in the action computation if the ship was not able to move closer to the target</text:p>
        </text:list-item>
        <text:list-item>
          <text:p text:style-name="P32">Incorporate opponent <text:span text:style-name="T5">ships/bases in computing the agent’s scores (gather, establish base, return base)</text:span></text:p>
        </text:list-item>
        <text:list-item>
          <text:p text:style-name="P33">Take a detour if the path to the target square is blocked by a bad square</text:p>
        </text:list-item>
        <text:list-item>
          <text:p text:style-name="P34">Incorporate halite regrow potential into the target base computation</text:p>
        </text:list-item>
        <text:list-item>
          <text:p text:style-name="P35">Review base construction strategy (?)</text:p>
        </text:list-item>
      </text:list>
      <text:p text:style-name="P7"/>
      <text:p text:style-name="P5"/>
      <text:p text:style-name="P11"><text:span text:style-name="T14">Other V2 </text:span>ideas <text:span text:style-name="T14">July 01</text:span></text:p>
      <text:p text:style-name="P8"><text:span text:style-name="T16">Improved general debugging</text:span><text:span text:style-name="T28"><text:line-break/></text:span><text:span text:style-name="T22">Find a way to extract the state from the halite replays and add tests for expected actions so that we can learn from leaderboard game replays</text:span></text:p>
      <text:p text:style-name="P9"/>
      <text:p text:style-name="P12">Reduce ship loss</text:p>
      <text:list xml:id="list702454241" text:style-name="L3">
        <text:list-item>
          <text:p text:style-name="P36">Better coordination of ships by reviewing the plan -&gt; action mapping</text:p>
        </text:list-item>
        <text:list-item>
          <text:p text:style-name="P39"><text:span text:style-name="T21">Incorporate position of nearby (but not immediately nearby) ships with &lt;= halite in action planning and score calculation – </text:span><text:span text:style-name="T25">for example: decrease value of actions that can lead to being boxed in by ships with &lt; halite </text:span><text:span text:style-name="T23">(very short horizon). Longer horizon: incorporate position of less halite ships </text:span><text:span text:style-name="T24">to prefer regions with less competition</text:span><text:span text:style-name="T23">.</text:span></text:p>
        </text:list-item>
        <text:list-item>
          <text:p text:style-name="P40"><text:span text:style-name="T27">I</text:span><text:span text:style-name="T26">ncorporate distance to my nearest base in gather instructions</text:span></text:p>
        </text:list-item>
        <text:list-item>
          <text:p text:style-name="P39"><text:span text:style-name="T18">Stretch: i</text:span><text:span text:style-name="T17">ncorporate the score,</text:span><text:span text:style-name="T20"> bases, halite gathering on None actions</text:span><text:span text:style-name="T17"> </text:span><text:span text:style-name="T19">and </text:span><text:span text:style-name="T20">the </text:span><text:span text:style-name="T19">number of collision paths for the </text:span><text:span text:style-name="T17">opponents to prioritize who to potentially crash in to.<text:line-break/></text:span></text:p>
        </text:list-item>
      </text:list>
      <text:p text:style-name="P10">Fix bugs</text:p>
      <text:p text:style-name="P64">I tend to build a base at (0, 0) after my <text:span text:style-name="T29">last remaining</text:span> base gets destroyed</text:p>
      <text:p text:style-name="P13">Don’t try to <text:span text:style-name="T31">CONVERT to</text:span> a base when I don’t have the budget for <text:span text:style-name="T30">it</text:span></text:p>
      <text:p text:style-name="P14"><text:line-break/><text:span text:style-name="T15">Simulate leaderboard agents in the fixed opponent pool</text:span></text:p>
      <text:list xml:id="list3322212464" text:style-name="L4">
        <text:list-item>
          <text:p text:style-name="P37">Add an agent that occasionally tries to destroy the base of the other agent<text:span text:style-name="T33">s</text:span> (many of the top agents)</text:p>
        </text:list-item>
        <text:list-item>
          <text:p text:style-name="P38">Add an agent that tries to block the base of the first other agent with two ships (new idea, this could work well when the agent only has 1 base)</text:p>
        </text:list-item>
        <text:list-item>
          <text:p text:style-name="P38">Stretch: add an agent that mimics the Liam strategy of guarding halite with ships</text:p>
        </text:list-item>
      </text:list>
      <text:p text:style-name="P6"/>
      <text:p text:style-name="P7"/>
      <text:p text:style-name="P4"><text:span text:style-name="T9">V3 </text:span>ideas <text:span text:style-name="T9">(stateful)</text:span></text:p>
      <text:list xml:id="list74814020519188" text:continue-list="list1108747786" text:style-name="L2">
        <text:list-item>
          <text:p text:style-name="P41">Learn a model of likely opponent behavior <text:span text:style-name="T32">and use it wherever it makes sense for more informed behavior</text:span></text:p>
        </text:list-item>
      </text:list>
      <text:p text:style-name="P42"/>
      <text:p text:style-name="P65"><text:span text:style-name="T14">V2 </text:span>ideas <text:span text:style-name="T14">July 12</text:span></text:p>
      <text:list xml:id="list74815350927636" text:continue-numbering="true" text:style-name="L2">
        <text:list-item>
          <text:p text:style-name="P54">Coordinate base attack strategy</text:p>
        </text:list-item>
      </text:list>
      <text:p text:style-name="P55"/>
      <text:list xml:id="list74815156573449" text:continue-numbering="true" text:style-name="L2">
        <text:list-item>
          <text:p text:style-name="P44"><text:span text:style-name="T36">Better base defense is critical – Look at top games for inspiration</text:span></text:p>
        </text:list-item>
        <text:list-item>
          <text:p text:style-name="P58">The current approach still loses a lot of bases and is not robust to mass attacks. I am afraid that just building more ships is the only feasible solution.</text:p>
          <text:list>
            <text:list-item>
              <text:p text:style-name="P60"><text:a xlink:type="simple" xlink:href="https://www.kaggle.com/c/halite/submissions?dialog=episodes-episode-1466414" text:style-name="Internet_20_link" text:visited-style-name="Visited_20_Internet_20_Link">1466414</text:a>, step 281 – <text:span text:style-name="T40">Reason: &gt; 1 base, need to introduce concept of main base</text:span></text:p>
            </text:list-item>
          </text:list>
        </text:list-item>
        <text:list-item>
          <text:p text:style-name="P45">Avoid <text:span text:style-name="T35">colliding with</text:span> my own <text:span text:style-name="T35">ships when protecting the base</text:span></text:p>
          <text:list>
            <text:list-item>
              <text:p text:style-name="P48"><text:a xlink:type="simple" xlink:href="https://www.kaggle.com/c/halite/submissions?dialog=episodes-episode-1433026" text:style-name="Internet_20_link" text:visited-style-name="Visited_20_Internet_20_Link">1433026</text:a>, step 20<text:span text:style-name="T42">4</text:span></text:p>
            </text:list-item>
          </text:list>
        </text:list-item>
        <text:list-item>
          <text:p text:style-name="P48">Avoid colliding with my own ship when I have a very dense region of ships</text:p>
        </text:list-item>
        <text:list-item>
          <text:p text:style-name="P46">Add the concept of a main base to swarming out too much and becoming vulnerable to <text:span text:style-name="T35">being boxed in by </text:span>opponent<text:span text:style-name="T35">s</text:span></text:p>
        </text:list-item>
        <text:list-item>
          <text:p text:style-name="P57">Ideally, gather halite on the way back to the base and scare opponents away on the way towards halite</text:p>
        </text:list-item>
        <text:list-item>
          <text:p text:style-name="P52">Make the number of ships unlimited when I am considerably winning, and one of my opponents builds &gt; 20 ships.</text:p>
        </text:list-item>
        <text:list-item>
          <text:p text:style-name="P59">Don’t intend to defend the base when I have &lt; K ships and the best opponent has &gt;L; just run</text:p>
        </text:list-item>
      </text:list>
      <text:p text:style-name="P49"/>
      <text:list xml:id="list74813933509001" text:continue-numbering="true" text:style-name="L2">
        <text:list-item>
          <text:p text:style-name="P48">Prioritise ships that are at risk of being boxed in and only have a single valid escape direction</text:p>
          <text:list>
            <text:list-item>
              <text:p text:style-name="P48">1433614, step 78</text:p>
            </text:list-item>
          </text:list>
        </text:list-item>
        <text:list-item>
          <text:p text:style-name="P48">Better initial halite gathering (<text:span text:style-name="T38">typically</text:span>: move to center)</text:p>
          <text:list>
            <text:list-item>
              <text:p text:style-name="P56">1440254</text:p>
            </text:list-item>
          </text:list>
        </text:list-item>
        <text:list-item>
          <text:p text:style-name="P48">Smarter square selection when being boxed in: take the score and likely opponent moves into account</text:p>
        </text:list-item>
        <text:list-item>
          <text:p text:style-name="P50">Add the concept of being boxed in by less halite opponent ships – the smaller the box, the worse – <text:span text:style-name="T37">it is not a box if I have a less halite ship in it!</text:span></text:p>
        </text:list-item>
        <text:list-item>
          <text:p text:style-name="P53">Add the concept of joint attacking when we have an opponent which is in our boxing in net</text:p>
        </text:list-item>
        <text:list-item>
          <text:p text:style-name="P62">When rebuilding the last ship yard, make sure it can be defended since someone is obviously out to get us</text:p>
        </text:list-item>
        <text:list-item>
          <text:p text:style-name="P63">Don’t gather when you don’t have a shipyard and don’t plan on building one</text:p>
        </text:list-item>
        <text:list-item>
          <text:p text:style-name="P61">Maybe add the concept of helping out a friendly ship that is being harrassed by &lt; halite ships if the third ship has even less halite</text:p>
        </text:list-item>
      </text:list>
      <text:p text:style-name="P47"/>
      <text:p text:style-name="P43"><text:span text:style-name="T14">V3 </text:span>ideas <text:span text:style-name="T34">as of July 12</text:span></text:p>
      <text:list xml:id="list74815269097920" text:continue-numbering="true" text:style-name="L2">
        <text:list-item>
          <text:p text:style-name="P45">Learn a model of likely opponent behavior <text:span text:style-name="T32">and use it wherever it makes sense for more informed behavior</text:span></text:p>
          <text:list>
            <text:list-item>
              <text:p text:style-name="P50">When being chased for a long time: go back to a base rather than consider gathering</text:p>
            </text:list-item>
            <text:list-item>
              <text:p text:style-name="P51">Incorporate who destroyed the last shipyard and increase the security measures. If we likely can’t defend it: don’t build a new shipy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13T07:48:13.539288988</dc:date>
    <meta:editing-duration>P10DT21H43M41S</meta:editing-duration>
    <meta:editing-cycles>66</meta:editing-cycles>
    <meta:document-statistic meta:table-count="0" meta:image-count="0" meta:object-count="0" meta:page-count="3" meta:paragraph-count="71" meta:word-count="1095" meta:character-count="5849" meta:non-whitespace-character-count="4869"/>
  </office:meta>
</office:document-meta>
</file>